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1" svg:font-family="'Bitstream Vera Sans'" style:font-family-generic="swiss"/>
    <style:font-face style:name="FreeSans1" svg:font-family="FreeSans" style:font-family-generic="swiss"/>
    <style:font-face style:name="MathJax_AMS" svg:font-family="MathJax_AMS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22.41cm" style:rel-column-width="12705*"/>
    </style:style>
    <style:style style:name="Table1.B" style:family="table-column">
      <style:table-column-properties style:column-width="3.29cm" style:rel-column-width="186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22.41cm" style:rel-column-width="12705*"/>
    </style:style>
    <style:style style:name="Table2.B" style:family="table-column">
      <style:table-column-properties style:column-width="3.29cm" style:rel-column-width="186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Bitstream Vera Sans" officeooo:rsid="0002acb8" officeooo:paragraph-rsid="0002acb8"/>
    </style:style>
    <style:style style:name="P2" style:family="paragraph" style:parent-style-name="Standard">
      <style:text-properties style:font-name="Bitstream Vera Sans" fo:font-weight="bold" officeooo:rsid="000381e0" officeooo:paragraph-rsid="000381e0" style:font-weight-asian="bold" style:font-weight-complex="bold"/>
    </style:style>
    <style:style style:name="P3" style:family="paragraph" style:parent-style-name="Standard">
      <style:text-properties style:font-name="Bitstream Vera Sans" fo:font-weight="bold" officeooo:rsid="0002acb8" officeooo:paragraph-rsid="0002acb8" style:font-weight-asian="bold" style:font-weight-complex="bold"/>
    </style:style>
    <style:style style:name="P4" style:family="paragraph" style:parent-style-name="Standard">
      <style:text-properties style:font-name="Bitstream Vera Sans" fo:font-weight="normal" officeooo:rsid="00048957" officeooo:paragraph-rsid="00048957" style:font-weight-asian="normal" style:font-weight-complex="normal"/>
    </style:style>
    <style:style style:name="P5" style:family="paragraph" style:parent-style-name="Table_20_Contents">
      <style:text-properties style:font-name="Bitstream Vera Sans"/>
    </style:style>
    <style:style style:name="P6" style:family="paragraph" style:parent-style-name="Table_20_Contents">
      <style:text-properties style:font-name="Bitstream Vera Sans" officeooo:rsid="0002acb8" officeooo:paragraph-rsid="0002acb8"/>
    </style:style>
    <style:style style:name="P7" style:family="paragraph" style:parent-style-name="Table_20_Contents">
      <style:text-properties style:font-name="Bitstream Vera Sans" fo:font-weight="bold" officeooo:rsid="000381e0" officeooo:paragraph-rsid="000381e0" style:font-weight-asian="bold" style:font-weight-complex="bold"/>
    </style:style>
    <style:style style:name="P8" style:family="paragraph" style:parent-style-name="Table_20_Contents">
      <style:text-properties style:font-name="Bitstream Vera Sans" fo:font-weight="normal" officeooo:rsid="0002acb8" officeooo:paragraph-rsid="0002acb8" style:font-weight-asian="normal" style:font-weight-complex="normal"/>
    </style:style>
    <style:style style:name="P9" style:family="paragraph" style:parent-style-name="Table_20_Contents">
      <style:text-properties style:font-name="Bitstream Vera Sans" officeooo:rsid="000381e0" officeooo:paragraph-rsid="000381e0"/>
    </style:style>
    <style:style style:name="P10" style:family="paragraph" style:parent-style-name="Table_20_Contents">
      <style:text-properties style:font-name="Bitstream Vera Sans" officeooo:rsid="00048957" officeooo:paragraph-rsid="0004895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Bitstream Vera Sans1" style:font-name-asian="Bitstream Vera Sans1" style:font-name-complex="Bitstream Vera Sans1"/>
    </style:style>
    <style:style style:name="T3" style:family="text">
      <style:text-properties style:font-name="Bitstream Vera Sans1" fo:font-weight="bold" style:font-name-asian="Bitstream Vera Sans1" style:font-weight-asian="bold" style:font-name-complex="Bitstream Vera Sans1" style:font-weight-complex="bold"/>
    </style:style>
    <style:style style:name="T4" style:family="text">
      <style:text-properties officeooo:rsid="000381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C3500 – Project One – Customer Requirements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Requirement</text:p>
          </table:table-cell>
          <table:table-cell table:style-name="Table1.B1" office:value-type="string">
            <text:p text:style-name="P7">Completed</text:p>
          </table:table-cell>
        </table:table-row>
        <table:table-row>
          <table:table-cell table:style-name="Table1.A2" office:value-type="string">
            <text:p text:style-name="P6">Microprocessor used to power up the circuit through <text:span text:style-name="T1">5 V USB </text:span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Microprocessor is used to drive the whole circuit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Ultrasonic receiver/transmitter is used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Must work up to <text:span text:style-name="T1">3500 mm / 35.00 cm</text:span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Must have accuracy of <text:span text:style-name="T2">∓ </text:span><text:span text:style-name="T3">3 mm</text:span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Must use a <text:span text:style-name="T1">7 segment, 4 digit display</text:span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8">Must be able to display information in both <text:span text:style-name="T1">Imperial </text:span>and <text:span text:style-name="T1">Metric </text:span><text:span text:style-name="T4">system</text:span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8">Must have a mech<text:span text:style-name="T4">anism to switch between Imperial and Metric</text:span> <text:span text:style-name="T4">system</text:span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Must indicate the unit system with an <text:span text:style-name="T1">LED</text:span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Must store the current unit system in EEPROM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Must store unique identification number in EEPROM (Group Number)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Display Update must be accomplished using software 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When the switch is pushed, a 200 mS beep must be heard</text:p>
          </table:table-cell>
          <table:table-cell table:style-name="Table1.B2" office:value-type="string">
            <text:p text:style-name="P5"/>
          </table:table-cell>
        </table:table-row>
      </table:table>
      <text:p text:style-name="P1"/>
      <text:p text:style-name="P2">Operational Requirement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Up on powering up, the sleep mode is entered</text:p>
          </table:table-cell>
          <table:table-cell table:style-name="Table2.B1" office:value-type="string">
            <text:p text:style-name="P5"/>
          </table:table-cell>
        </table:table-row>
        <table:table-row>
          <table:table-cell table:style-name="Table2.A2" office:value-type="string">
            <text:p text:style-name="P9">Up on press of a button (either quick push or held down), the sleep mode is measured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9">The measurement is made 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9">The distance is displayed on the 7 segement display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0">The display stays on for 2 seconds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0">The device is returned back to the sleep mode</text:p>
          </table:table-cell>
          <table:table-cell table:style-name="Table2.B2" office:value-type="string">
            <text:p text:style-name="P5"/>
          </table:table-cell>
        </table:table-row>
      </table:table>
      <text:p text:style-name="P4">*Sleep mode is defined as having a blank screen, with only 1 (one) decimal point flashing at the rate of 1 H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1" svg:font-family="'Bitstream Vera Sans'" style:font-family-generic="swiss"/>
    <style:font-face style:name="FreeSans1" svg:font-family="FreeSans" style:font-family-generic="swiss"/>
    <style:font-face style:name="MathJax_AMS" svg:font-family="MathJax_AMS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1:28:50.385891382</meta:creation-date>
    <dc:date>2018-03-11T12:27:56.978020893</dc:date>
    <meta:editing-duration>PT27M6S</meta:editing-duration>
    <meta:editing-cycles>1</meta:editing-cycles>
    <meta:document-statistic meta:table-count="2" meta:image-count="0" meta:object-count="0" meta:page-count="1" meta:paragraph-count="24" meta:word-count="200" meta:character-count="1117" meta:non-whitespace-character-count="936"/>
    <meta:generator>LibreOffice/5.1.6.2$Linux_X86_64 LibreOffice_project/10m0$Build-2</meta:generator>
  </office:meta>
</office:document-meta>
</file>